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ven-LED-calibration" table:style-name="ta1">
        <table:shapes>
          <draw:frame draw:z-index="0" draw:style-name="gr1" draw:text-style-name="P1" svg:width="780.26pt" svg:height="501.48pt" svg:x="316.01pt" svg:y="3pt">
            <draw:object draw:notify-on-update-of-ranges="'Driven-LED-calibration'.A1:'Driven-LED-calibration'.A1 'Driven-LED-calibration'.A2:'Driven-LED-calibration'.A257 'Driven-LED-calibration'.B1:'Driven-LED-calibration'.B1 'Driven-LED-calibration'.B2:'Driven-LED-calibration'.B257 'Driven-LED-calibration'.A1:'Driven-LED-calibration'.A1 'Driven-LED-calibration'.A2:'Driven-LED-calibration'.A257 'Driven-LED-calibration'.C1:'Driven-LED-calibration'.C1 'Driven-LED-calibration'.C2:'Driven-LED-calibration'.C257 'Driven-LED-calibration'.A1:'Driven-LED-calibration'.A1 'Driven-LED-calibration'.A2:'Driven-LED-calibration'.A257 'Driven-LED-calibration'.D1:'Driven-LED-calibration'.D1 'Driven-LED-calibration'.D2:'Driven-LED-calibration'.D257 'Driven-LED-calibration'.A1:'Driven-LED-calibration'.A1 'Driven-LED-calibration'.A2:'Driven-LED-calibration'.A257 'Driven-LED-calibration'.E1:'Driven-LED-calibration'.E1 'Driven-LED-calibration'.E2:'Driven-LED-calibration'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67.79pt" svg:height="488.64pt" svg:x="319.12pt" svg:y="523.3pt">
            <draw:object draw:notify-on-update-of-ranges="'Driven-LED-calibration'.A92:'Driven-LED-calibration'.A213 'Driven-LED-calibration'.B92:'Driven-LED-calibration'.B2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<text:s/>300, 1ms</text:p>
          </table:table-cell>
          <table:table-cell office:value-type="string" calcext:value-type="string">
            <text:p>1000,1ms</text:p>
          </table:table-cell>
          <table:table-cell office:value-type="string" calcext:value-type="string">
            <text:p>100,1ms</text:p>
          </table:table-cell>
          <table:table-cell office:value-type="string" calcext:value-type="string">
            <text:p>100,0m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7" calcext:value-type="float">
            <text:p>4.97</text:p>
          </table:table-cell>
          <table:table-cell office:value-type="float" office:value="4.98" calcext:value-type="float">
            <text:p>4.98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.96" calcext:value-type="float">
            <text:p>4.96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4.96" calcext:value-type="float">
            <text:p>4.96</text:p>
          </table:table-cell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4" calcext:value-type="float">
            <text:p>4.94</text:p>
          </table:table-cell>
          <table:table-cell table:number-columns-repeated="2"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4.93" calcext:value-type="float">
            <text:p>4.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4.93" calcext:value-type="float">
            <text:p>4.93</text:p>
          </table:table-cell>
          <table:table-cell office:value-type="float" office:value="4.92" calcext:value-type="float">
            <text:p>4.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4.89" calcext:value-type="float">
            <text:p>4.89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8" calcext:value-type="float">
            <text:p>4.88</text:p>
          </table:table-cell>
          <table:table-cell table:number-columns-repeated="2" office:value-type="float" office:value="4.87" calcext:value-type="float">
            <text:p>4.87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7" calcext:value-type="float">
            <text:p>4.87</text:p>
          </table:table-cell>
          <table:table-cell office:value-type="float" office:value="4.86" calcext:value-type="float">
            <text:p>4.86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4.85" calcext:value-type="float">
            <text:p>4.8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3" calcext:value-type="float">
            <text:p>4.83</text:p>
          </table:table-cell>
          <table:table-cell office:value-type="float" office:value="4.82" calcext:value-type="float">
            <text:p>4.82</text:p>
          </table:table-cell>
          <table:table-cell office:value-type="float" office:value="4.83" calcext:value-type="float">
            <text:p>4.83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4.81" calcext:value-type="float">
            <text:p>4.81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4.79" calcext:value-type="float">
            <text:p>4.7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4.78" calcext:value-type="float">
            <text:p>4.78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4.76" calcext:value-type="float">
            <text:p>4.7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5" calcext:value-type="float">
            <text:p>4.75</text:p>
          </table:table-cell>
          <table:table-cell office:value-type="float" office:value="4.74" calcext:value-type="float">
            <text:p>4.74</text:p>
          </table:table-cell>
          <table:table-cell office:value-type="float" office:value="4.75" calcext:value-type="float">
            <text:p>4.7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4.72" calcext:value-type="float">
            <text:p>4.72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4.69" calcext:value-type="float">
            <text:p>4.6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4.68" calcext:value-type="float">
            <text:p>4.68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office:value-type="float" office:value="4.66" calcext:value-type="float">
            <text:p>4.66</text:p>
          </table:table-cell>
          <table:table-cell table:number-columns-repeated="2"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4.65" calcext:value-type="float">
            <text:p>4.65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3" calcext:value-type="float">
            <text:p>4.63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4.61" calcext:value-type="float">
            <text:p>4.61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9" calcext:value-type="float">
            <text:p>4.59</text:p>
          </table:table-cell>
          <table:table-cell office:value-type="float" office:value="4.6" calcext:value-type="float">
            <text:p>4.6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4.58" calcext:value-type="float">
            <text:p>4.58</text:p>
          </table:table-cell>
          <table:table-cell office:value-type="float" office:value="4.57" calcext:value-type="float">
            <text:p>4.57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office:value-type="float" office:value="4.56" calcext:value-type="float">
            <text:p>4.56</text:p>
          </table:table-cell>
          <table:table-cell table:number-columns-repeated="2"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4.54" calcext:value-type="float">
            <text:p>4.54</text:p>
          </table:table-cell>
          <table:table-cell table:number-columns-repeated="2"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4.47" calcext:value-type="float">
            <text:p>4.47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6" calcext:value-type="float">
            <text:p>4.46</text:p>
          </table:table-cell>
          <table:table-cell table:number-columns-repeated="3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4.42" calcext:value-type="float">
            <text:p>4.42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8" calcext:value-type="float">
            <text:p>4.38</text:p>
          </table:table-cell>
          <table:table-cell table:number-columns-repeated="3"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8" calcext:value-type="float">
            <text:p>4.38</text:p>
          </table:table-cell>
          <table:table-cell table:number-columns-repeated="2" office:value-type="float" office:value="4.37" calcext:value-type="float">
            <text:p>4.37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office:value-type="float" office:value="4.35" calcext:value-type="float">
            <text:p>4.35</text:p>
          </table:table-cell>
          <table:table-cell table:number-columns-repeated="2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4.34" calcext:value-type="float">
            <text:p>4.34</text:p>
          </table:table-cell>
          <table:table-cell table:number-columns-repeated="2"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3" calcext:value-type="float">
            <text:p>4.3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4.27" calcext:value-type="float">
            <text:p>4.27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4.26" calcext:value-type="float">
            <text:p>4.26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3" calcext:value-type="float">
            <text:p>4.23</text:p>
          </table:table-cell>
          <table:table-cell office:value-type="float" office:value="4.22" calcext:value-type="float">
            <text:p>4.22</text:p>
          </table:table-cell>
          <table:table-cell office:value-type="float" office:value="4.23" calcext:value-type="float">
            <text:p>4.2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8" calcext:value-type="float">
            <text:p>4.18</text:p>
          </table:table-cell>
          <table:table-cell table:number-columns-repeated="3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4.17" calcext:value-type="float">
            <text:p>4.1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4.16" calcext:value-type="float">
            <text:p>4.16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.14" calcext:value-type="float">
            <text:p>4.1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1" calcext:value-type="float">
            <text:p>4.11</text:p>
          </table:table-cell>
          <table:table-cell office:value-type="float" office:value="4.1" calcext:value-type="float">
            <text:p>4.1</text:p>
          </table:table-cell>
          <table:table-cell office:value-type="float" office:value="4.11" calcext:value-type="float">
            <text:p>4.11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4.09" calcext:value-type="float">
            <text:p>4.0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4.07" calcext:value-type="float">
            <text:p>4.07</text:p>
          </table:table-cell>
          <table:table-cell office:value-type="float" office:value="4.08" calcext:value-type="float">
            <text:p>4.0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  <table:table-cell office:value-type="float" office:value="4.05" calcext:value-type="float">
            <text:p>4.05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.92" calcext:value-type="float">
            <text:p>3.92</text:p>
          </table:table-cell>
          <table:table-cell table:number-columns-repeated="2"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.89" calcext:value-type="float">
            <text:p>3.89</text:p>
          </table:table-cell>
          <table:table-cell office:value-type="float" office:value="3.88" calcext:value-type="float">
            <text:p>3.88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6" calcext:value-type="float">
            <text:p>3.86</text:p>
          </table:table-cell>
          <table:table-cell table:number-columns-repeated="3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3.85" calcext:value-type="float">
            <text:p>3.8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1" calcext:value-type="float">
            <text:p>3.81</text:p>
          </table:table-cell>
          <table:table-cell table:number-columns-repeated="3"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.79" calcext:value-type="float">
            <text:p>3.79</text:p>
          </table:table-cell>
          <table:table-cell table:number-columns-repeated="2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3.71" calcext:value-type="float">
            <text:p>3.71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3.67" calcext:value-type="float">
            <text:p>3.67</text:p>
          </table:table-cell>
          <table:table-cell table:number-columns-repeated="2"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3.6" calcext:value-type="float">
            <text:p>3.6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3.58" calcext:value-type="float">
            <text:p>3.58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4" calcext:value-type="float">
            <text:p>3.54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3.53" calcext:value-type="float">
            <text:p>3.53</text:p>
          </table:table-cell>
          <table:table-cell office:value-type="float" office:value="3.54" calcext:value-type="float">
            <text:p>3.54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office:value-type="float" office:value="3.51" calcext:value-type="float">
            <text:p>3.51</text:p>
          </table:table-cell>
          <table:table-cell table:number-columns-repeated="2"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  <table:table-cell office:value-type="float" office:value="3.49" calcext:value-type="float">
            <text:p>3.49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3.48" calcext:value-type="float">
            <text:p>3.48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float" office:value="3.45" calcext:value-type="float">
            <text:p>3.4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3" calcext:value-type="float">
            <text:p>3.43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.41" calcext:value-type="float">
            <text:p>3.41</text:p>
          </table:table-cell>
          <table:table-cell office:value-type="float" office:value="3.4" calcext:value-type="float">
            <text:p>3.4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3.38" calcext:value-type="float">
            <text:p>3.38</text:p>
          </table:table-cell>
          <table:table-cell table:number-columns-repeated="2"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4" calcext:value-type="float">
            <text:p>3.34</text:p>
          </table:table-cell>
          <table:table-cell table:number-columns-repeated="2" office:value-type="float" office:value="3.33" calcext:value-type="float">
            <text:p>3.33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3.32" calcext:value-type="float">
            <text:p>3.32</text:p>
          </table:table-cell>
          <table:table-cell office:value-type="float" office:value="3.31" calcext:value-type="float">
            <text:p>3.31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3.3" calcext:value-type="float">
            <text:p>3.3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3.28" calcext:value-type="float">
            <text:p>3.2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3.24" calcext:value-type="float">
            <text:p>3.2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  <table:table-cell office:value-type="float" office:value="3.22" calcext:value-type="float">
            <text:p>3.2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" calcext:value-type="float">
            <text:p>3.2</text:p>
          </table:table-cell>
          <table:table-cell table:number-columns-repeated="3"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3.19" calcext:value-type="float">
            <text:p>3.1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3.17" calcext:value-type="float">
            <text:p>3.1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3.15" calcext:value-type="float">
            <text:p>3.1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3.13" calcext:value-type="float">
            <text:p>3.1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3.12" calcext:value-type="float">
            <text:p>3.1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3.06" calcext:value-type="float">
            <text:p>3.0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.04" calcext:value-type="float">
            <text:p>3.04</text:p>
          </table:table-cell>
          <table:table-cell table:number-columns-repeated="2"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9" calcext:value-type="float">
            <text:p>2.99</text:p>
          </table:table-cell>
          <table:table-cell office:value-type="float" office:value="2.98" calcext:value-type="float">
            <text:p>2.98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4" calcext:value-type="float">
            <text:p>2.94</text:p>
          </table:table-cell>
          <table:table-cell table:number-columns-repeated="3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2" calcext:value-type="float">
            <text:p>2.92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4" calcext:value-type="float">
            <text:p>2.9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4" calcext:value-type="float">
            <text:p>2.94</text:p>
          </table:table-cell>
          <table:table-cell table:number-columns-repeated="3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2.94" calcext:value-type="float">
            <text:p>2.9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float" office:value="2.93" calcext:value-type="float">
            <text:p>2.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0ms</text:p>
          </table:table-cell>
          <table:table-cell office:value-type="string" calcext:value-type="string">
            <text:p><text:s/>1m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93" calcext:value-type="float">
            <text:p>4.9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3" calcext:value-type="float">
            <text:p>4.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1" calcext:value-type="float">
            <text:p>4.9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9" calcext:value-type="float">
            <text:p>4.8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6" calcext:value-type="float">
            <text:p>4.8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5" calcext:value-type="float">
            <text:p>4.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2" calcext:value-type="float">
            <text:p>4.8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1" calcext:value-type="float">
            <text:p>4.8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9" calcext:value-type="float">
            <text:p>4.7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8" calcext:value-type="float">
            <text:p>4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4" calcext:value-type="float">
            <text:p>4.7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2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6" calcext:value-type="float">
            <text:p>4.6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5" calcext:value-type="float">
            <text:p>4.6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1" calcext:value-type="float">
            <text:p>4.6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8" calcext:value-type="float">
            <text:p>4.5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6" calcext:value-type="float">
            <text:p>4.5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4" calcext:value-type="float">
            <text:p>4.54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8" calcext:value-type="float">
            <text:p>4.4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3" calcext:value-type="float">
            <text:p>4.4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7" calcext:value-type="float">
            <text:p>4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5" calcext:value-type="float">
            <text:p>4.35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4" calcext:value-type="float">
            <text:p>4.3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9" calcext:value-type="float">
            <text:p>4.2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6" calcext:value-type="float">
            <text:p>4.2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2" calcext:value-type="float">
            <text:p>4.2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7" calcext:value-type="float">
            <text:p>4.1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6" calcext:value-type="float">
            <text:p>4.1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4" calcext:value-type="float">
            <text:p>4.1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09" calcext:value-type="float">
            <text:p>4.09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7" calcext:value-type="float">
            <text:p>4.0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6" calcext:value-type="float">
            <text:p>4.0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2" calcext:value-type="float">
            <text:p>3.92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9" calcext:value-type="float">
            <text:p>3.8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5" calcext:value-type="float">
            <text:p>3.8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79" calcext:value-type="float">
            <text:p>3.79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8" calcext:value-type="float">
            <text:p>3.7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6" calcext:value-type="float">
            <text:p>3.7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1" calcext:value-type="float">
            <text:p>3.7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69" calcext:value-type="float">
            <text:p>3.6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7" calcext:value-type="float">
            <text:p>3.6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8" calcext:value-type="float">
            <text:p>3.5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5" calcext:value-type="float">
            <text:p>3.5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3" calcext:value-type="float">
            <text:p>3.5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1" calcext:value-type="float">
            <text:p>3.5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8" calcext:value-type="float">
            <text:p>3.48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4" calcext:value-type="float">
            <text:p>3.4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2" calcext:value-type="float">
            <text:p>3.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8" calcext:value-type="float">
            <text:p>3.3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2" calcext:value-type="float">
            <text:p>3.3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8" calcext:value-type="float">
            <text:p>3.2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6" calcext:value-type="float">
            <text:p>3.2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4" calcext:value-type="float">
            <text:p>3.2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3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9" calcext:value-type="float">
            <text:p>3.1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.1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5" calcext:value-type="float">
            <text:p>3.1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3" calcext:value-type="float">
            <text:p>3.1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8" calcext:value-type="float">
            <text:p>3.0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4" calcext:value-type="float">
            <text:p>3.0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7" calcext:value-type="float">
            <text:p>2.9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ms</text:p>
          </table:table-cell>
          <table:table-cell office:value-type="string" calcext:value-type="string">
            <text:p><text:s/>1m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93" calcext:value-type="float">
            <text:p>4.9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92" calcext:value-type="float">
            <text:p>4.9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2" calcext:value-type="float">
            <text:p>4.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9" calcext:value-type="float">
            <text:p>4.8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5" calcext:value-type="float">
            <text:p>4.8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3" calcext:value-type="float">
            <text:p>4.8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1" calcext:value-type="float">
            <text:p>4.8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9" calcext:value-type="float">
            <text:p>4.7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8" calcext:value-type="float">
            <text:p>4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5" calcext:value-type="float">
            <text:p>4.7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2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69" calcext:value-type="float">
            <text:p>4.6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5" calcext:value-type="float">
            <text:p>4.6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1" calcext:value-type="float">
            <text:p>4.6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9" calcext:value-type="float">
            <text:p>4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7" calcext:value-type="float">
            <text:p>4.5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3" calcext:value-type="float">
            <text:p>4.5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7" calcext:value-type="float">
            <text:p>4.4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2" calcext:value-type="float">
            <text:p>4.42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7" calcext:value-type="float">
            <text:p>4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5" calcext:value-type="float">
            <text:p>4.3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2" calcext:value-type="float">
            <text:p>4.32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3" calcext:value-type="float">
            <text:p>4.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6" calcext:value-type="float">
            <text:p>4.2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3" calcext:value-type="float">
            <text:p>4.2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7" calcext:value-type="float">
            <text:p>4.17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6" calcext:value-type="float">
            <text:p>4.1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4" calcext:value-type="float">
            <text:p>4.1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1" calcext:value-type="float">
            <text:p>4.1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09" calcext:value-type="float">
            <text:p>4.09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8" calcext:value-type="float">
            <text:p>4.0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5" calcext:value-type="float">
            <text:p>4.0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3" calcext:value-type="float">
            <text:p>3.9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8" calcext:value-type="float">
            <text:p>3.88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5" calcext:value-type="float">
            <text:p>3.8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8" calcext:value-type="float">
            <text:p>3.7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6" calcext:value-type="float">
            <text:p>3.7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1" calcext:value-type="float">
            <text:p>3.71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69" calcext:value-type="float">
            <text:p>3.69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8" calcext:value-type="float">
            <text:p>3.6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8" calcext:value-type="float">
            <text:p>3.5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6" calcext:value-type="float">
            <text:p>3.5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5" calcext:value-type="float">
            <text:p>3.5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4" calcext:value-type="float">
            <text:p>3.54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49" calcext:value-type="float">
            <text:p>3.49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8" calcext:value-type="float">
            <text:p>3.48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5" calcext:value-type="float">
            <text:p>3.4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4" calcext:value-type="float">
            <text:p>3.4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3" calcext:value-type="float">
            <text:p>3.43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1" calcext:value-type="float">
            <text:p>3.3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8" calcext:value-type="float">
            <text:p>3.28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6" calcext:value-type="float">
            <text:p>3.2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4" calcext:value-type="float">
            <text:p>3.2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2" calcext:value-type="float">
            <text:p>3.22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19" calcext:value-type="float">
            <text:p>3.1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7" calcext:value-type="float">
            <text:p>3.1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5" calcext:value-type="float">
            <text:p>3.1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3" calcext:value-type="float">
            <text:p>3.13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8" calcext:value-type="float">
            <text:p>3.0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5" calcext:value-type="float">
            <text:p>3.0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1" calcext:value-type="float">
            <text:p>3.0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99" calcext:value-type="float">
            <text:p>2.99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7" calcext:value-type="float">
            <text:p>2.9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ms</text:p>
          </table:table-cell>
          <table:table-cell office:value-type="string" calcext:value-type="string">
            <text:p><text:s/>0m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WM Filte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99" calcext:value-type="float">
            <text:p>4.99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6" calcext:value-type="float">
            <text:p>4.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1" calcext:value-type="float">
            <text:p>4.9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9" calcext:value-type="float">
            <text:p>4.8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89" calcext:value-type="float">
            <text:p>4.8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87" calcext:value-type="float">
            <text:p>4.8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73" calcext:value-type="float">
            <text:p>4.7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1" calcext:value-type="float">
            <text:p>4.7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9" calcext:value-type="float">
            <text:p>4.6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67" calcext:value-type="float">
            <text:p>4.6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66" calcext:value-type="float">
            <text:p>4.6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61" calcext:value-type="float">
            <text:p>4.6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8" calcext:value-type="float">
            <text:p>4.5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7" calcext:value-type="float">
            <text:p>4.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55" calcext:value-type="float">
            <text:p>4.5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3" calcext:value-type="float">
            <text:p>4.5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52" calcext:value-type="float">
            <text:p>4.5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.51" calcext:value-type="float">
            <text:p>4.5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49" calcext:value-type="float">
            <text:p>4.4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48" calcext:value-type="float">
            <text:p>4.48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45" calcext:value-type="float">
            <text:p>4.45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44" calcext:value-type="float">
            <text:p>4.4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43" calcext:value-type="float">
            <text:p>4.4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.41" calcext:value-type="float">
            <text:p>4.4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39" calcext:value-type="float">
            <text:p>4.3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6" calcext:value-type="float">
            <text:p>4.3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35" calcext:value-type="float">
            <text:p>4.3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31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29" calcext:value-type="float">
            <text:p>4.29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.28" calcext:value-type="float">
            <text:p>4.2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24" calcext:value-type="float">
            <text:p>4.2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22" calcext:value-type="float">
            <text:p>4.2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19" calcext:value-type="float">
            <text:p>4.19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18" calcext:value-type="float">
            <text:p>4.1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.17" calcext:value-type="float">
            <text:p>4.17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15" calcext:value-type="float">
            <text:p>4.1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13" calcext:value-type="float">
            <text:p>4.13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12" calcext:value-type="float">
            <text:p>4.12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.07" calcext:value-type="float">
            <text:p>4.0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06" calcext:value-type="float">
            <text:p>4.0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04" calcext:value-type="float">
            <text:p>4.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2" calcext:value-type="float">
            <text:p>4.0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01" calcext:value-type="float">
            <text:p>4.0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99" calcext:value-type="float">
            <text:p>3.99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97" calcext:value-type="float">
            <text:p>3.9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96" calcext:value-type="float">
            <text:p>3.9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94" calcext:value-type="float">
            <text:p>3.94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93" calcext:value-type="float">
            <text:p>3.9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91" calcext:value-type="float">
            <text:p>3.9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89" calcext:value-type="float">
            <text:p>3.89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87" calcext:value-type="float">
            <text:p>3.87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6" calcext:value-type="float">
            <text:p>3.8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82" calcext:value-type="float">
            <text:p>3.8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79" calcext:value-type="float">
            <text:p>3.7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77" calcext:value-type="float">
            <text:p>3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73" calcext:value-type="float">
            <text:p>3.73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72" calcext:value-type="float">
            <text:p>3.72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68" calcext:value-type="float">
            <text:p>3.6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64" calcext:value-type="float">
            <text:p>3.6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61" calcext:value-type="float">
            <text:p>3.6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59" calcext:value-type="float">
            <text:p>3.59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56" calcext:value-type="float">
            <text:p>3.5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53" calcext:value-type="float">
            <text:p>3.5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52" calcext:value-type="float">
            <text:p>3.5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49" calcext:value-type="float">
            <text:p>3.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5" calcext:value-type="float">
            <text:p>3.4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42" calcext:value-type="float">
            <text:p>3.4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37" calcext:value-type="float">
            <text:p>3.3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34" calcext:value-type="float">
            <text:p>3.34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31" calcext:value-type="float">
            <text:p>3.3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27" calcext:value-type="float">
            <text:p>3.2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23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18" calcext:value-type="float">
            <text:p>3.18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16" calcext:value-type="float">
            <text:p>3.1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14" calcext:value-type="float">
            <text:p>3.14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13" calcext:value-type="float">
            <text:p>3.1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09" calcext:value-type="float">
            <text:p>3.09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07" calcext:value-type="float">
            <text:p>3.0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05" calcext:value-type="float">
            <text:p>3.05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3" calcext:value-type="float">
            <text:p>3.03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02" calcext:value-type="float">
            <text:p>3.0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.98" calcext:value-type="float">
            <text:p>2.98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6" calcext:value-type="float">
            <text:p>2.9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6" calcext:value-type="float">
            <text:p>2.9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6" calcext:value-type="float">
            <text:p>2.9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.94" calcext:value-type="float">
            <text:p>2.94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93" calcext:value-type="float">
            <text:p>2.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5T15:53:01.089237203</dc:date>
    <meta:editing-duration>PT7M27S</meta:editing-duration>
    <meta:editing-cycles>3</meta:editing-cycles>
    <meta:generator>LibreOffice/6.0.7.3$Linux_X86_64 LibreOffice_project/00m0$Build-3</meta:generator>
    <meta:document-statistic meta:table-count="1" meta:cell-count="28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27cm" svg:height="17.692cm" xlink:href=".." xlink:type="simple" chart:class="chart:scatter" chart:style-name="ch1">
        <chart:legend chart:legend-position="end" svg:x="24.648cm" svg:y="7.8cm" style:legend-expansion="high" chart:style-name="ch2"/>
        <chart:plot-area chart:style-name="ch3" table:cell-range-address="'Driven-LED-calibration'.A1:'Driven-LED-calibration'.E257" chart:data-source-has-labels="row" svg:x="0.55cm" svg:y="0.353cm" svg:width="23.548cm" svg:height="16.986cm">
          <chartooo:coordinate-region svg:x="0.986cm" svg:y="0.552cm" svg:width="22.832cm" svg:height="16.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iven-LED-calibration'.B2:'Driven-LED-calibration'.B257" chart:label-cell-address="'Driven-LED-calibration'.B1:'Driven-LED-calibration'.B1" chart:class="chart:scatter">
            <chart:domain table:cell-range-address="'Driven-LED-calibration'.A2:'Driven-LED-calibration'.A257"/>
            <chart:data-point chart:repeated="256"/>
          </chart:series>
          <chart:series chart:style-name="ch7" chart:values-cell-range-address="'Driven-LED-calibration'.C2:'Driven-LED-calibration'.C257" chart:label-cell-address="'Driven-LED-calibration'.C1:'Driven-LED-calibration'.C1" chart:class="chart:scatter">
            <chart:data-point chart:repeated="256"/>
          </chart:series>
          <chart:series chart:style-name="ch8" chart:values-cell-range-address="'Driven-LED-calibration'.D2:'Driven-LED-calibration'.D257" chart:label-cell-address="'Driven-LED-calibration'.D1:'Driven-LED-calibration'.D1" chart:class="chart:scatter">
            <chart:data-point chart:repeated="256"/>
          </chart:series>
          <chart:series chart:style-name="ch9" chart:values-cell-range-address="'Driven-LED-calibration'.E2:'Driven-LED-calibration'.E257" chart:label-cell-address="'Driven-LED-calibration'.E1:'Driven-LED-calibration'.E1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300, 1ms</text:p>
                <draw:g>
                  <svg:desc>'Driven-LED-calibration'.B1:'Driven-LED-calibration'.B1</svg:desc>
                </draw:g>
              </table:table-cell>
              <table:table-cell office:value-type="string">
                <text:p>1000,1ms</text:p>
                <draw:g>
                  <svg:desc>'Driven-LED-calibration'.C1:'Driven-LED-calibration'.C1</svg:desc>
                </draw:g>
              </table:table-cell>
              <table:table-cell office:value-type="string">
                <text:p>100,1ms</text:p>
                <draw:g>
                  <svg:desc>'Driven-LED-calibration'.D1:'Driven-LED-calibration'.D1</svg:desc>
                </draw:g>
              </table:table-cell>
              <table:table-cell office:value-type="string">
                <text:p>100,0ms</text:p>
                <draw:g>
                  <svg:desc>'Driven-LED-calibration'.E1:'Driven-LED-calibr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iven-LED-calibration'.A2:'Driven-LED-calibration'.A257</svg:desc>
                </draw:g>
              </table:table-cell>
              <table:table-cell office:value-type="float" office:value="5">
                <text:p>5</text:p>
                <draw:g>
                  <svg:desc>'Driven-LED-calibration'.B2:'Driven-LED-calibration'.B257</svg:desc>
                </draw:g>
              </table:table-cell>
              <table:table-cell office:value-type="float" office:value="5">
                <text:p>5</text:p>
                <draw:g>
                  <svg:desc>'Driven-LED-calibration'.C2:'Driven-LED-calibration'.C257</svg:desc>
                </draw:g>
              </table:table-cell>
              <table:table-cell office:value-type="float" office:value="5">
                <text:p>5</text:p>
                <draw:g>
                  <svg:desc>'Driven-LED-calibration'.D2:'Driven-LED-calibration'.D257</svg:desc>
                </draw:g>
              </table:table-cell>
              <table:table-cell office:value-type="float" office:value="5">
                <text:p>5</text:p>
                <draw:g>
                  <svg:desc>'Driven-LED-calibration'.E2:'Driven-LED-calibration'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99">
                <text:p>4.99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99">
                <text:p>4.99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.98">
                <text:p>4.98</text:p>
              </table:table-cell>
              <table:table-cell office:value-type="float" office:value="4.99">
                <text:p>4.99</text:p>
              </table:table-cell>
              <table:table-cell office:value-type="float" office:value="4.99">
                <text:p>4.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97">
                <text:p>4.97</text:p>
              </table:table-cell>
              <table:table-cell office:value-type="float" office:value="4.98">
                <text:p>4.98</text:p>
              </table:table-cell>
              <table:table-cell office:value-type="float" office:value="4.97">
                <text:p>4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96">
                <text:p>4.96</text:p>
              </table:table-cell>
              <table:table-cell office:value-type="float" office:value="4.96">
                <text:p>4.96</text:p>
              </table:table-cell>
              <table:table-cell office:value-type="float" office:value="4.97">
                <text:p>4.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96">
                <text:p>4.96</text:p>
              </table:table-cell>
              <table:table-cell office:value-type="float" office:value="4.96">
                <text:p>4.96</text:p>
              </table:table-cell>
              <table:table-cell office:value-type="float" office:value="4.95">
                <text:p>4.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94">
                <text:p>4.94</text:p>
              </table:table-cell>
              <table:table-cell office:value-type="float" office:value="4.95">
                <text:p>4.95</text:p>
              </table:table-cell>
              <table:table-cell office:value-type="float" office:value="4.95">
                <text:p>4.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93">
                <text:p>4.93</text:p>
              </table:table-cell>
              <table:table-cell office:value-type="float" office:value="4.93">
                <text:p>4.93</text:p>
              </table:table-cell>
              <table:table-cell office:value-type="float" office:value="4.92">
                <text:p>4.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91">
                <text:p>4.91</text:p>
              </table:table-cell>
              <table:table-cell office:value-type="float" office:value="4.91">
                <text:p>4.91</text:p>
              </table:table-cell>
              <table:table-cell office:value-type="float" office:value="4.92">
                <text:p>4.9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88">
                <text:p>4.88</text:p>
              </table:table-cell>
              <table:table-cell office:value-type="float" office:value="4.87">
                <text:p>4.87</text:p>
              </table:table-cell>
              <table:table-cell office:value-type="float" office:value="4.87">
                <text:p>4.87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.87">
                <text:p>4.87</text:p>
              </table:table-cell>
              <table:table-cell office:value-type="float" office:value="4.86">
                <text:p>4.86</text:p>
              </table:table-cell>
              <table:table-cell office:value-type="float" office:value="4.87">
                <text:p>4.87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85">
                <text:p>4.85</text:p>
              </table:table-cell>
              <table:table-cell office:value-type="float" office:value="4.85">
                <text:p>4.85</text:p>
              </table:table-cell>
              <table:table-cell office:value-type="float" office:value="4.85">
                <text:p>4.8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.83">
                <text:p>4.83</text:p>
              </table:table-cell>
              <table:table-cell office:value-type="float" office:value="4.82">
                <text:p>4.82</text:p>
              </table:table-cell>
              <table:table-cell office:value-type="float" office:value="4.83">
                <text:p>4.8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4.81">
                <text:p>4.8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.79">
                <text:p>4.79</text:p>
              </table:table-cell>
              <table:table-cell office:value-type="float" office:value="4.79">
                <text:p>4.79</text:p>
              </table:table-cell>
              <table:table-cell office:value-type="float" office:value="4.79">
                <text:p>4.7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4.78">
                <text:p>4.78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.76">
                <text:p>4.76</text:p>
              </table:table-cell>
              <table:table-cell office:value-type="float" office:value="4.76">
                <text:p>4.76</text:p>
              </table:table-cell>
              <table:table-cell office:value-type="float" office:value="4.76">
                <text:p>4.76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.75">
                <text:p>4.75</text:p>
              </table:table-cell>
              <table:table-cell office:value-type="float" office:value="4.74">
                <text:p>4.74</text:p>
              </table:table-cell>
              <table:table-cell office:value-type="float" office:value="4.75">
                <text:p>4.7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.73">
                <text:p>4.73</text:p>
              </table:table-cell>
              <table:table-cell office:value-type="float" office:value="4.73">
                <text:p>4.73</text:p>
              </table:table-cell>
              <table:table-cell office:value-type="float" office:value="4.73">
                <text:p>4.7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.72">
                <text:p>4.72</text:p>
              </table:table-cell>
              <table:table-cell office:value-type="float" office:value="4.72">
                <text:p>4.72</text:p>
              </table:table-cell>
              <table:table-cell office:value-type="float" office:value="4.72">
                <text:p>4.72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69">
                <text:p>4.69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.7">
                <text:p>4.7</text:p>
              </table:table-cell>
              <table:table-cell office:value-type="float" office:value="4.68">
                <text:p>4.68</text:p>
              </table:table-cell>
              <table:table-cell office:value-type="float" office:value="4.68">
                <text:p>4.68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.67">
                <text:p>4.67</text:p>
              </table:table-cell>
              <table:table-cell office:value-type="float" office:value="4.66">
                <text:p>4.66</text:p>
              </table:table-cell>
              <table:table-cell office:value-type="float" office:value="4.67">
                <text:p>4.67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.65">
                <text:p>4.65</text:p>
              </table:table-cell>
              <table:table-cell office:value-type="float" office:value="4.65">
                <text:p>4.65</text:p>
              </table:table-cell>
              <table:table-cell office:value-type="float" office:value="4.65">
                <text:p>4.6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.63">
                <text:p>4.63</text:p>
              </table:table-cell>
              <table:table-cell office:value-type="float" office:value="4.62">
                <text:p>4.62</text:p>
              </table:table-cell>
              <table:table-cell office:value-type="float" office:value="4.62">
                <text:p>4.62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.61">
                <text:p>4.61</text:p>
              </table:table-cell>
              <table:table-cell office:value-type="float" office:value="4.61">
                <text:p>4.61</text:p>
              </table:table-cell>
              <table:table-cell office:value-type="float" office:value="4.61">
                <text:p>4.61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.59">
                <text:p>4.59</text:p>
              </table:table-cell>
              <table:table-cell office:value-type="float" office:value="4.6">
                <text:p>4.6</text:p>
              </table:table-cell>
              <table:table-cell office:value-type="float" office:value="4.59">
                <text:p>4.5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.58">
                <text:p>4.58</text:p>
              </table:table-cell>
              <table:table-cell office:value-type="float" office:value="4.58">
                <text:p>4.58</text:p>
              </table:table-cell>
              <table:table-cell office:value-type="float" office:value="4.57">
                <text:p>4.57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.57">
                <text:p>4.57</text:p>
              </table:table-cell>
              <table:table-cell office:value-type="float" office:value="4.56">
                <text:p>4.56</text:p>
              </table:table-cell>
              <table:table-cell office:value-type="float" office:value="4.57">
                <text:p>4.57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.54">
                <text:p>4.54</text:p>
              </table:table-cell>
              <table:table-cell office:value-type="float" office:value="4.54">
                <text:p>4.54</text:p>
              </table:table-cell>
              <table:table-cell office:value-type="float" office:value="4.53">
                <text:p>4.53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.51">
                <text:p>4.51</text:p>
              </table:table-cell>
              <table:table-cell office:value-type="float" office:value="4.5">
                <text:p>4.5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.49">
                <text:p>4.49</text:p>
              </table:table-cell>
              <table:table-cell office:value-type="float" office:value="4.48">
                <text:p>4.48</text:p>
              </table:table-cell>
              <table:table-cell office:value-type="float" office:value="4.49">
                <text:p>4.49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.47">
                <text:p>4.47</text:p>
              </table:table-cell>
              <table:table-cell office:value-type="float" office:value="4.47">
                <text:p>4.47</text:p>
              </table:table-cell>
              <table:table-cell office:value-type="float" office:value="4.47">
                <text:p>4.4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.46">
                <text:p>4.46</text:p>
              </table:table-cell>
              <table:table-cell office:value-type="float" office:value="4.45">
                <text:p>4.45</text:p>
              </table:table-cell>
              <table:table-cell office:value-type="float" office:value="4.45">
                <text:p>4.4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.44">
                <text:p>4.44</text:p>
              </table:table-cell>
              <table:table-cell office:value-type="float" office:value="4.43">
                <text:p>4.43</text:p>
              </table:table-cell>
              <table:table-cell office:value-type="float" office:value="4.44">
                <text:p>4.4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.42">
                <text:p>4.42</text:p>
              </table:table-cell>
              <table:table-cell office:value-type="float" office:value="4.42">
                <text:p>4.42</text:p>
              </table:table-cell>
              <table:table-cell office:value-type="float" office:value="4.42">
                <text:p>4.42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.38">
                <text:p>4.38</text:p>
              </table:table-cell>
              <table:table-cell office:value-type="float" office:value="4.39">
                <text:p>4.39</text:p>
              </table:table-cell>
              <table:table-cell office:value-type="float" office:value="4.39">
                <text:p>4.39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.38">
                <text:p>4.38</text:p>
              </table:table-cell>
              <table:table-cell office:value-type="float" office:value="4.37">
                <text:p>4.37</text:p>
              </table:table-cell>
              <table:table-cell office:value-type="float" office:value="4.37">
                <text:p>4.3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.36">
                <text:p>4.36</text:p>
              </table:table-cell>
              <table:table-cell office:value-type="float" office:value="4.35">
                <text:p>4.35</text:p>
              </table:table-cell>
              <table:table-cell office:value-type="float" office:value="4.36">
                <text:p>4.3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.34">
                <text:p>4.34</text:p>
              </table:table-cell>
              <table:table-cell office:value-type="float" office:value="4.34">
                <text:p>4.34</text:p>
              </table:table-cell>
              <table:table-cell office:value-type="float" office:value="4.35">
                <text:p>4.3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  <table:table-cell office:value-type="float" office:value="4.32">
                <text:p>4.3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.28">
                <text:p>4.28</text:p>
              </table:table-cell>
              <table:table-cell office:value-type="float" office:value="4.29">
                <text:p>4.29</text:p>
              </table:table-cell>
              <table:table-cell office:value-type="float" office:value="4.3">
                <text:p>4.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.27">
                <text:p>4.27</text:p>
              </table:table-cell>
              <table:table-cell office:value-type="float" office:value="4.27">
                <text:p>4.27</text:p>
              </table:table-cell>
              <table:table-cell office:value-type="float" office:value="4.27">
                <text:p>4.27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.26">
                <text:p>4.26</text:p>
              </table:table-cell>
              <table:table-cell office:value-type="float" office:value="4.26">
                <text:p>4.26</text:p>
              </table:table-cell>
              <table:table-cell office:value-type="float" office:value="4.26">
                <text:p>4.2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.24">
                <text:p>4.24</text:p>
              </table:table-cell>
              <table:table-cell office:value-type="float" office:value="4.25">
                <text:p>4.25</text:p>
              </table:table-cell>
              <table:table-cell office:value-type="float" office:value="4.24">
                <text:p>4.2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.23">
                <text:p>4.23</text:p>
              </table:table-cell>
              <table:table-cell office:value-type="float" office:value="4.22">
                <text:p>4.22</text:p>
              </table:table-cell>
              <table:table-cell office:value-type="float" office:value="4.23">
                <text:p>4.2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.21">
                <text:p>4.21</text:p>
              </table:table-cell>
              <table:table-cell office:value-type="float" office:value="4.21">
                <text:p>4.21</text:p>
              </table:table-cell>
              <table:table-cell office:value-type="float" office:value="4.21">
                <text:p>4.2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.18">
                <text:p>4.18</text:p>
              </table:table-cell>
              <table:table-cell office:value-type="float" office:value="4.19">
                <text:p>4.19</text:p>
              </table:table-cell>
              <table:table-cell office:value-type="float" office:value="4.19">
                <text:p>4.1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.17">
                <text:p>4.17</text:p>
              </table:table-cell>
              <table:table-cell office:value-type="float" office:value="4.17">
                <text:p>4.17</text:p>
              </table:table-cell>
              <table:table-cell office:value-type="float" office:value="4.17">
                <text:p>4.1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.16">
                <text:p>4.16</text:p>
              </table:table-cell>
              <table:table-cell office:value-type="float" office:value="4.16">
                <text:p>4.16</text:p>
              </table:table-cell>
              <table:table-cell office:value-type="float" office:value="4.16">
                <text:p>4.1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.15">
                <text:p>4.15</text:p>
              </table:table-cell>
              <table:table-cell office:value-type="float" office:value="4.14">
                <text:p>4.14</text:p>
              </table:table-cell>
              <table:table-cell office:value-type="float" office:value="4.14">
                <text:p>4.1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.13">
                <text:p>4.13</text:p>
              </table:table-cell>
              <table:table-cell office:value-type="float" office:value="4.13">
                <text:p>4.13</text:p>
              </table:table-cell>
              <table:table-cell office:value-type="float" office:value="4.13">
                <text:p>4.1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.11">
                <text:p>4.11</text:p>
              </table:table-cell>
              <table:table-cell office:value-type="float" office:value="4.1">
                <text:p>4.1</text:p>
              </table:table-cell>
              <table:table-cell office:value-type="float" office:value="4.11">
                <text:p>4.11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.09">
                <text:p>4.09</text:p>
              </table:table-cell>
              <table:table-cell office:value-type="float" office:value="4.09">
                <text:p>4.09</text:p>
              </table:table-cell>
              <table:table-cell office:value-type="float" office:value="4.09">
                <text:p>4.0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.07">
                <text:p>4.07</text:p>
              </table:table-cell>
              <table:table-cell office:value-type="float" office:value="4.07">
                <text:p>4.07</text:p>
              </table:table-cell>
              <table:table-cell office:value-type="float" office:value="4.08">
                <text:p>4.0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.05">
                <text:p>4.05</text:p>
              </table:table-cell>
              <table:table-cell office:value-type="float" office:value="4.06">
                <text:p>4.06</text:p>
              </table:table-cell>
              <table:table-cell office:value-type="float" office:value="4.05">
                <text:p>4.0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.04">
                <text:p>4.04</text:p>
              </table:table-cell>
              <table:table-cell office:value-type="float" office:value="4.04">
                <text:p>4.04</text:p>
              </table:table-cell>
              <table:table-cell office:value-type="float" office:value="4.04">
                <text:p>4.0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.97">
                <text:p>3.97</text:p>
              </table:table-cell>
              <table:table-cell office:value-type="float" office:value="3.97">
                <text:p>3.97</text:p>
              </table:table-cell>
              <table:table-cell office:value-type="float" office:value="3.97">
                <text:p>3.97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.96">
                <text:p>3.96</text:p>
              </table:table-cell>
              <table:table-cell office:value-type="float" office:value="3.96">
                <text:p>3.96</text:p>
              </table:table-cell>
              <table:table-cell office:value-type="float" office:value="3.96">
                <text:p>3.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.92">
                <text:p>3.92</text:p>
              </table:table-cell>
              <table:table-cell office:value-type="float" office:value="3.92">
                <text:p>3.92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.91">
                <text:p>3.91</text:p>
              </table:table-cell>
              <table:table-cell office:value-type="float" office:value="3.9">
                <text:p>3.9</text:p>
              </table:table-cell>
              <table:table-cell office:value-type="float" office:value="3.91">
                <text:p>3.91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.89">
                <text:p>3.89</text:p>
              </table:table-cell>
              <table:table-cell office:value-type="float" office:value="3.89">
                <text:p>3.89</text:p>
              </table:table-cell>
              <table:table-cell office:value-type="float" office:value="3.88">
                <text:p>3.88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.86">
                <text:p>3.86</text:p>
              </table:table-cell>
              <table:table-cell office:value-type="float" office:value="3.87">
                <text:p>3.87</text:p>
              </table:table-cell>
              <table:table-cell office:value-type="float" office:value="3.87">
                <text:p>3.8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.85">
                <text:p>3.85</text:p>
              </table:table-cell>
              <table:table-cell office:value-type="float" office:value="3.85">
                <text:p>3.85</text:p>
              </table:table-cell>
              <table:table-cell office:value-type="float" office:value="3.85">
                <text:p>3.8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.83">
                <text:p>3.83</text:p>
              </table:table-cell>
              <table:table-cell office:value-type="float" office:value="3.84">
                <text:p>3.84</text:p>
              </table:table-cell>
              <table:table-cell office:value-type="float" office:value="3.83">
                <text:p>3.8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.81">
                <text:p>3.81</text:p>
              </table:table-cell>
              <table:table-cell office:value-type="float" office:value="3.82">
                <text:p>3.82</text:p>
              </table:table-cell>
              <table:table-cell office:value-type="float" office:value="3.82">
                <text:p>3.8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.79">
                <text:p>3.79</text:p>
              </table:table-cell>
              <table:table-cell office:value-type="float" office:value="3.79">
                <text:p>3.79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.78">
                <text:p>3.78</text:p>
              </table:table-cell>
              <table:table-cell office:value-type="float" office:value="3.78">
                <text:p>3.78</text:p>
              </table:table-cell>
              <table:table-cell office:value-type="float" office:value="3.78">
                <text:p>3.7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.76">
                <text:p>3.76</text:p>
              </table:table-cell>
              <table:table-cell office:value-type="float" office:value="3.76">
                <text:p>3.76</text:p>
              </table:table-cell>
              <table:table-cell office:value-type="float" office:value="3.76">
                <text:p>3.7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.73">
                <text:p>3.73</text:p>
              </table:table-cell>
              <table:table-cell office:value-type="float" office:value="3.73">
                <text:p>3.73</text:p>
              </table:table-cell>
              <table:table-cell office:value-type="float" office:value="3.73">
                <text:p>3.7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.71">
                <text:p>3.71</text:p>
              </table:table-cell>
              <table:table-cell office:value-type="float" office:value="3.71">
                <text:p>3.71</text:p>
              </table:table-cell>
              <table:table-cell office:value-type="float" office:value="3.71">
                <text:p>3.7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  <table:table-cell office:value-type="float" office:value="3.69">
                <text:p>3.6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.67">
                <text:p>3.67</text:p>
              </table:table-cell>
              <table:table-cell office:value-type="float" office:value="3.67">
                <text:p>3.67</text:p>
              </table:table-cell>
              <table:table-cell office:value-type="float" office:value="3.68">
                <text:p>3.6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.66">
                <text:p>3.66</text:p>
              </table:table-cell>
              <table:table-cell office:value-type="float" office:value="3.66">
                <text:p>3.66</text:p>
              </table:table-cell>
              <table:table-cell office:value-type="float" office:value="3.66">
                <text:p>3.66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.62">
                <text:p>3.62</text:p>
              </table:table-cell>
              <table:table-cell office:value-type="float" office:value="3.62">
                <text:p>3.62</text:p>
              </table:table-cell>
              <table:table-cell office:value-type="float" office:value="3.62">
                <text:p>3.62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.58">
                <text:p>3.58</text:p>
              </table:table-cell>
              <table:table-cell office:value-type="float" office:value="3.58">
                <text:p>3.58</text:p>
              </table:table-cell>
              <table:table-cell office:value-type="float" office:value="3.58">
                <text:p>3.5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.56">
                <text:p>3.56</text:p>
              </table:table-cell>
              <table:table-cell office:value-type="float" office:value="3.57">
                <text:p>3.57</text:p>
              </table:table-cell>
              <table:table-cell office:value-type="float" office:value="3.56">
                <text:p>3.5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.54">
                <text:p>3.54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.53">
                <text:p>3.53</text:p>
              </table:table-cell>
              <table:table-cell office:value-type="float" office:value="3.53">
                <text:p>3.53</text:p>
              </table:table-cell>
              <table:table-cell office:value-type="float" office:value="3.54">
                <text:p>3.5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.52">
                <text:p>3.52</text:p>
              </table:table-cell>
              <table:table-cell office:value-type="float" office:value="3.51">
                <text:p>3.51</text:p>
              </table:table-cell>
              <table:table-cell office:value-type="float" office:value="3.52">
                <text:p>3.5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.49">
                <text:p>3.49</text:p>
              </table:table-cell>
              <table:table-cell office:value-type="float" office:value="3.5">
                <text:p>3.5</text:p>
              </table:table-cell>
              <table:table-cell office:value-type="float" office:value="3.49">
                <text:p>3.4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.48">
                <text:p>3.48</text:p>
              </table:table-cell>
              <table:table-cell office:value-type="float" office:value="3.48">
                <text:p>3.48</text:p>
              </table:table-cell>
              <table:table-cell office:value-type="float" office:value="3.48">
                <text:p>3.4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.46">
                <text:p>3.46</text:p>
              </table:table-cell>
              <table:table-cell office:value-type="float" office:value="3.46">
                <text:p>3.46</text:p>
              </table:table-cell>
              <table:table-cell office:value-type="float" office:value="3.45">
                <text:p>3.4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.43">
                <text:p>3.43</text:p>
              </table:table-cell>
              <table:table-cell office:value-type="float" office:value="3.42">
                <text:p>3.42</text:p>
              </table:table-cell>
              <table:table-cell office:value-type="float" office:value="3.43">
                <text:p>3.43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.41">
                <text:p>3.41</text:p>
              </table:table-cell>
              <table:table-cell office:value-type="float" office:value="3.41">
                <text:p>3.41</text:p>
              </table:table-cell>
              <table:table-cell office:value-type="float" office:value="3.4">
                <text:p>3.4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.38">
                <text:p>3.38</text:p>
              </table:table-cell>
              <table:table-cell office:value-type="float" office:value="3.38">
                <text:p>3.38</text:p>
              </table:table-cell>
              <table:table-cell office:value-type="float" office:value="3.39">
                <text:p>3.3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.37">
                <text:p>3.37</text:p>
              </table:table-cell>
              <table:table-cell office:value-type="float" office:value="3.36">
                <text:p>3.36</text:p>
              </table:table-cell>
              <table:table-cell office:value-type="float" office:value="3.37">
                <text:p>3.37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.34">
                <text:p>3.34</text:p>
              </table:table-cell>
              <table:table-cell office:value-type="float" office:value="3.33">
                <text:p>3.33</text:p>
              </table:table-cell>
              <table:table-cell office:value-type="float" office:value="3.33">
                <text:p>3.3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.32">
                <text:p>3.32</text:p>
              </table:table-cell>
              <table:table-cell office:value-type="float" office:value="3.32">
                <text:p>3.32</text:p>
              </table:table-cell>
              <table:table-cell office:value-type="float" office:value="3.31">
                <text:p>3.31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.28">
                <text:p>3.28</text:p>
              </table:table-cell>
              <table:table-cell office:value-type="float" office:value="3.28">
                <text:p>3.28</text:p>
              </table:table-cell>
              <table:table-cell office:value-type="float" office:value="3.28">
                <text:p>3.2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.27">
                <text:p>3.27</text:p>
              </table:table-cell>
              <table:table-cell office:value-type="float" office:value="3.26">
                <text:p>3.26</text:p>
              </table:table-cell>
              <table:table-cell office:value-type="float" office:value="3.26">
                <text:p>3.2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.24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3.24">
                <text:p>3.2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.22">
                <text:p>3.22</text:p>
              </table:table-cell>
              <table:table-cell office:value-type="float" office:value="3.23">
                <text:p>3.23</text:p>
              </table:table-cell>
              <table:table-cell office:value-type="float" office:value="3.22">
                <text:p>3.2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.2">
                <text:p>3.2</text:p>
              </table:table-cell>
              <table:table-cell office:value-type="float" office:value="3.21">
                <text:p>3.21</text:p>
              </table:table-cell>
              <table:table-cell office:value-type="float" office:value="3.21">
                <text:p>3.2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.17">
                <text:p>3.17</text:p>
              </table:table-cell>
              <table:table-cell office:value-type="float" office:value="3.17">
                <text:p>3.17</text:p>
              </table:table-cell>
              <table:table-cell office:value-type="float" office:value="3.17">
                <text:p>3.17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.13">
                <text:p>3.13</text:p>
              </table:table-cell>
              <table:table-cell office:value-type="float" office:value="3.13">
                <text:p>3.13</text:p>
              </table:table-cell>
              <table:table-cell office:value-type="float" office:value="3.13">
                <text:p>3.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3.12">
                <text:p>3.1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.08">
                <text:p>3.08</text:p>
              </table:table-cell>
              <table:table-cell office:value-type="float" office:value="3.08">
                <text:p>3.08</text:p>
              </table:table-cell>
              <table:table-cell office:value-type="float" office:value="3.08">
                <text:p>3.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.06">
                <text:p>3.06</text:p>
              </table:table-cell>
              <table:table-cell office:value-type="float" office:value="3.06">
                <text:p>3.06</text:p>
              </table:table-cell>
              <table:table-cell office:value-type="float" office:value="3.06">
                <text:p>3.0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.04">
                <text:p>3.04</text:p>
              </table:table-cell>
              <table:table-cell office:value-type="float" office:value="3.04">
                <text:p>3.04</text:p>
              </table:table-cell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.04">
                <text:p>3.04</text:p>
              </table:table-cell>
              <table:table-cell office:value-type="float" office:value="3.03">
                <text:p>3.03</text:p>
              </table:table-cell>
              <table:table-cell office:value-type="float" office:value="3.03">
                <text:p>3.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.99">
                <text:p>2.99</text:p>
              </table:table-cell>
              <table:table-cell office:value-type="float" office:value="2.98">
                <text:p>2.98</text:p>
              </table:table-cell>
              <table:table-cell office:value-type="float" office:value="2.99">
                <text:p>2.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2.97">
                <text:p>2.97</text:p>
              </table:table-cell>
              <table:table-cell office:value-type="float" office:value="2.97">
                <text:p>2.97</text:p>
              </table:table-cell>
              <table:table-cell office:value-type="float" office:value="2.97">
                <text:p>2.97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.92">
                <text:p>2.92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4">
                <text:p>2.9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  <table:table-cell office:value-type="float" office:value="2.93">
                <text:p>2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87cm" svg:height="17.239cm" xlink:href=".." xlink:type="simple" chart:class="chart:scatter" chart:style-name="ch1">
        <chart:legend chart:legend-position="end" svg:x="22.991cm" svg:y="8.071cm" style:legend-expansion="high" chart:style-name="ch2"/>
        <chart:plot-area chart:style-name="ch3" table:cell-range-address="'Driven-LED-calibration'.A92:'Driven-LED-calibration'.B213" svg:x="1.552cm" svg:y="0.344cm" svg:width="20.898cm" svg:height="15.57cm">
          <chartooo:coordinate-region svg:x="1.988cm" svg:y="0.543cm" svg:width="20.182cm" svg:height="14.724cm"/>
          <chart:axis chart:dimension="x" chart:name="primary-x" chart:style-name="ch4">
            <chart:title svg:x="11.56cm" svg:y="16.258cm" chart:style-name="ch5">
              <text:p>PWM</text:p>
            </chart:title>
          </chart:axis>
          <chart:axis chart:dimension="y" chart:name="primary-y" chart:style-name="ch4">
            <chart:title svg:x="0.451cm" svg:y="8.543cm" chart:style-name="ch6">
              <text:p>Volts</text:p>
            </chart:title>
            <chart:grid chart:style-name="ch7" chart:class="major"/>
          </chart:axis>
          <chart:series chart:style-name="ch8" chart:values-cell-range-address="'Driven-LED-calibration'.B92:'Driven-LED-calibration'.B213" chart:class="chart:scatter">
            <chart:domain table:cell-range-address="'Driven-LED-calibration'.A92:'Driven-LED-calibration'.A213"/>
            <chart:regression-curve chart:style-name="ch9">
              <chart:equation chart:display-equation="true" chart:display-r-square="false" svg:x="9.338cm" svg:y="3.911cm"/>
            </chart:regression-curve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Driven-LED-calibration'.A92:'Driven-LED-calibration'.A213</svg:desc>
                </draw:g>
              </table:table-cell>
              <table:table-cell office:value-type="float" office:value="4.96">
                <text:p>4.96</text:p>
                <draw:g>
                  <svg:desc>'Driven-LED-calibration'.B92:'Driven-LED-calibration'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">
                <text:p>101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">
                <text:p>102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">
                <text:p>10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">
                <text:p>104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">
                <text:p>10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7">
                <text:p>10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">
                <text:p>10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">
                <text:p>11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">
                <text:p>117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">
                <text:p>118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">
                <text:p>119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">
                <text:p>121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3">
                <text:p>123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4">
                <text:p>124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8">
                <text:p>128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">
                <text:p>129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">
                <text:p>13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">
                <text:p>13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">
                <text:p>13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">
                <text:p>13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">
                <text:p>13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">
                <text:p>13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1">
                <text:p>14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">
                <text:p>14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3">
                <text:p>14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">
                <text:p>144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5">
                <text:p>14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">
                <text:p>14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">
                <text:p>147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">
                <text:p>14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">
                <text:p>15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">
                <text:p>15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">
                <text:p>154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">
                <text:p>15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">
                <text:p>158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">
                <text:p>15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1">
                <text:p>161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">
                <text:p>163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">
                <text:p>164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8">
                <text:p>16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">
                <text:p>170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">
                <text:p>17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">
                <text:p>172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3">
                <text:p>173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4">
                <text:p>17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5">
                <text:p>17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">
                <text:p>17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">
                <text:p>18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3">
                <text:p>18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">
                <text:p>18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5">
                <text:p>185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6">
                <text:p>186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">
                <text:p>187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">
                <text:p>188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9">
                <text:p>18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0">
                <text:p>19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1">
                <text:p>19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">
                <text:p>19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3">
                <text:p>19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4">
                <text:p>19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6">
                <text:p>196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7">
                <text:p>19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8">
                <text:p>19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">
                <text:p>20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">
                <text:p>20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2">
                <text:p>20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">
                <text:p>20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4">
                <text:p>2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5">
                <text:p>20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">
                <text:p>20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8">
                <text:p>20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1">
                <text:p>211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